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1.404cm" fo:margin-left="2.88cm" table:align="left"/>
    </style:style>
    <style:style style:name="Table1.A" style:family="table-column">
      <style:table-column-properties style:column-width="0.66cm"/>
    </style:style>
    <style:style style:name="Table1.B" style:family="table-column">
      <style:table-column-properties style:column-width="2.489cm"/>
    </style:style>
    <style:style style:name="Table1.C" style:family="table-column">
      <style:table-column-properties style:column-width="2.461cm"/>
    </style:style>
    <style:style style:name="Table1.D" style:family="table-column">
      <style:table-column-properties style:column-width="2.672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1.642cm" fo:margin-left="2.63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2.487cm"/>
    </style:style>
    <style:style style:name="Table2.C" style:family="table-column">
      <style:table-column-properties style:column-width="2.461cm"/>
    </style:style>
    <style:style style:name="Table2.D" style:family="table-column">
      <style:table-column-properties style:column-width="2.672cm"/>
    </style:style>
    <style:style style:name="Table2.E" style:family="table-column">
      <style:table-column-properties style:column-width="3.12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7f0c"/>
    </style:style>
    <style:style style:name="P2" style:family="paragraph" style:parent-style-name="Standard">
      <style:paragraph-properties fo:text-align="end" style:justify-single-word="false"/>
      <style:text-properties officeooo:paragraph-rsid="00147f0c"/>
    </style:style>
    <style:style style:name="P3" style:family="paragraph" style:parent-style-name="Standard">
      <style:paragraph-properties fo:text-align="center" style:justify-single-word="false"/>
      <style:text-properties fo:font-variant="small-caps" officeooo:paragraph-rsid="00147f0c"/>
    </style:style>
    <style:style style:name="P4" style:family="paragraph" style:parent-style-name="Standard">
      <style:paragraph-properties fo:text-align="start" style:justify-single-word="false"/>
      <style:text-properties officeooo:paragraph-rsid="00147f0c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officeooo:paragraph-rsid="0014d62f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officeooo:paragraph-rsid="001ae1cf" style:font-size-asian="10pt" style:font-size-complex="10pt"/>
    </style:style>
    <style:style style:name="P7" style:family="paragraph" style:parent-style-name="Text_20_body">
      <style:text-properties officeooo:paragraph-rsid="0014d62f"/>
    </style:style>
    <style:style style:name="P8" style:family="paragraph" style:parent-style-name="Text_20_body">
      <style:paragraph-properties fo:text-align="end" style:justify-single-word="false"/>
      <style:text-properties style:font-name="Times New Roman" fo:font-size="10pt" officeooo:paragraph-rsid="0014d62f" style:font-size-asian="10pt" style:font-size-complex="10pt"/>
    </style:style>
    <style:style style:name="P9" style:family="paragraph" style:parent-style-name="Text_20_body">
      <style:paragraph-properties fo:text-align="end" style:justify-single-word="false"/>
      <style:text-properties style:font-name="Times New Roman" fo:font-size="10pt" officeooo:paragraph-rsid="001ae1cf" style:font-size-asian="10pt" style:font-size-complex="10pt"/>
    </style:style>
    <style:style style:name="P10" style:family="paragraph" style:parent-style-name="Text_20_body">
      <style:text-properties officeooo:paragraph-rsid="0019026b"/>
    </style:style>
    <style:style style:name="P11" style:family="paragraph" style:parent-style-name="Text_20_body">
      <style:paragraph-properties fo:text-align="center" style:justify-single-word="false"/>
      <style:text-properties officeooo:paragraph-rsid="0014d62f"/>
    </style:style>
    <style:style style:name="P12" style:family="paragraph" style:parent-style-name="Text_20_body">
      <style:paragraph-properties fo:text-align="start" style:justify-single-word="false"/>
      <style:text-properties officeooo:paragraph-rsid="0014d62f"/>
    </style:style>
    <style:style style:name="P13" style:family="paragraph" style:parent-style-name="Text_20_body">
      <style:paragraph-properties fo:text-align="start" style:justify-single-word="false"/>
      <style:text-properties officeooo:paragraph-rsid="00199264"/>
    </style:style>
    <style:style style:name="P14" style:family="paragraph" style:parent-style-name="Heading_20_2">
      <style:text-properties officeooo:paragraph-rsid="0014d62f"/>
    </style:style>
    <style:style style:name="P15" style:family="paragraph" style:parent-style-name="Heading_20_2">
      <style:text-properties officeooo:paragraph-rsid="001ae1cf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paragraph-rsid="0014d62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1ae1cf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officeooo:paragraph-rsid="0014d62f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1ae1cf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weight="normal" officeooo:paragraph-rsid="0014d62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0pt" fo:font-weight="normal" officeooo:paragraph-rsid="001ae1c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officeooo:paragraph-rsid="001ae1cf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text-position="0% 100%" fo:font-size="10pt" officeooo:paragraph-rsid="001ae1cf" style:font-size-asian="10pt" style:font-size-complex="10pt"/>
    </style:style>
    <style:style style:name="T1" style:family="text">
      <style:text-properties officeooo:rsid="00147f0c"/>
    </style:style>
    <style:style style:name="T2" style:family="text">
      <style:text-properties officeooo:rsid="0014d62f"/>
    </style:style>
    <style:style style:name="T3" style:family="text">
      <style:text-properties style:text-position="sub 58%" officeooo:rsid="0014d62f"/>
    </style:style>
    <style:style style:name="T4" style:family="text">
      <style:text-properties style:text-position="sub 58%" officeooo:rsid="001ae1cf"/>
    </style:style>
    <style:style style:name="T5" style:family="text">
      <style:text-properties officeooo:rsid="0014dbc0"/>
    </style:style>
    <style:style style:name="T6" style:family="text">
      <style:text-properties officeooo:rsid="0019026b"/>
    </style:style>
    <style:style style:name="T7" style:family="text">
      <style:text-properties officeooo:rsid="00199264"/>
    </style:style>
    <style:style style:name="T8" style:family="text">
      <style:text-properties officeooo:rsid="001ae1cf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aboratorio de Tratamiento Digital de Señales</text:span></text:p>
      <text:p text:style-name="P3"><text:span text:style-name="T1"/></text:p>
      <text:p text:style-name="P3"><text:span text:style-name="T1">Práctica final</text:span></text:p>
      <text:p text:style-name="P1"><text:span text:style-name="T1"/></text:p>
      <text:p text:style-name="P1"><text:span text:style-name="T1"/></text:p>
      <text:p text:style-name="P2"><text:span text:style-name="T1">José Ramón Álvarez Rojo 100038962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/></text:p>
      <text:h text:style-name="Heading_20_1" text:outline-level="1"><text:soft-page-break/><text:span text:style-name="T1"/></text:h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17"><text:a xlink:type="simple" xlink:href="#__RefHeading__105_65185443" text:style-name="Index_20_Link" text:visited-style-name="Index_20_Link">Igualador basado en entrenamiento<text:tab/>4</text:a></text:p>
          <text:p text:style-name="P16"><text:a xlink:type="simple" xlink:href="#__RefHeading__114_65185443" text:style-name="Index_20_Link" text:visited-style-name="Index_20_Link">1.<text:tab/>4</text:a></text:p>
          <text:p text:style-name="P16"><text:a xlink:type="simple" xlink:href="#__RefHeading__116_65185443" text:style-name="Index_20_Link" text:visited-style-name="Index_20_Link">2.<text:tab/>4</text:a></text:p>
          <text:p text:style-name="P16"><text:a xlink:type="simple" xlink:href="#__RefHeading__118_65185443" text:style-name="Index_20_Link" text:visited-style-name="Index_20_Link">3.<text:tab/>4</text:a></text:p>
          <text:p text:style-name="P16"><text:a xlink:type="simple" xlink:href="#__RefHeading__120_65185443" text:style-name="Index_20_Link" text:visited-style-name="Index_20_Link">4.<text:tab/>4</text:a></text:p>
          <text:p text:style-name="P16"><text:a xlink:type="simple" xlink:href="#__RefHeading__122_65185443" text:style-name="Index_20_Link" text:visited-style-name="Index_20_Link">5.<text:tab/>4</text:a></text:p>
          <text:p text:style-name="P16"><text:a xlink:type="simple" xlink:href="#__RefHeading__124_65185443" text:style-name="Index_20_Link" text:visited-style-name="Index_20_Link">6.<text:tab/>4</text:a></text:p>
          <text:p text:style-name="P16"><text:a xlink:type="simple" xlink:href="#__RefHeading__126_65185443" text:style-name="Index_20_Link" text:visited-style-name="Index_20_Link">7.<text:tab/>4</text:a></text:p>
          <text:p text:style-name="P16"><text:a xlink:type="simple" xlink:href="#__RefHeading__128_65185443" text:style-name="Index_20_Link" text:visited-style-name="Index_20_Link">8.<text:tab/>4</text:a></text:p>
          <text:p text:style-name="P17"><text:a xlink:type="simple" xlink:href="#__RefHeading__107_65185443" text:style-name="Index_20_Link" text:visited-style-name="Index_20_Link">Igualadores basados en modelos<text:tab/>4</text:a></text:p>
          <text:p text:style-name="P17"><text:a xlink:type="simple" xlink:href="#__RefHeading__109_65185443" text:style-name="Index_20_Link" text:visited-style-name="Index_20_Link">Modelos autorregresivos<text:tab/>4</text:a></text:p>
          <text:p text:style-name="P17"><text:a xlink:type="simple" xlink:href="#__RefHeading__111_65185443" text:style-name="Index_20_Link" text:visited-style-name="Index_20_Link">Espectro y modelización paramétrica<text:tab/>4</text:a></text:p>
        </text:index-body>
      </text:table-of-content>
      <text:h text:style-name="Heading_20_1" text:outline-level="1"><text:soft-page-break/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p text:style-name="Text_20_body"><text:span text:style-name="T1"/></text:p>
      <text:h text:style-name="Heading_20_1" text:outline-level="1"><text:bookmark-start text:name="__RefHeading__105_65185443"/><text:soft-page-break/><text:span text:style-name="T1">Igualador basado en entrenamiento</text:span><text:bookmark-end text:name="__RefHeading__105_65185443"/></text:h>
      <text:h text:style-name="Heading_20_2" text:outline-level="2"><text:bookmark-start text:name="__RefHeading__114_65185443"/><text:span text:style-name="T2">Apartado </text:span><text:span text:style-name="T1">1</text:span><text:bookmark-end text:name="__RefHeading__114_65185443"/></text:h>
      <text:p text:style-name="P10"><text:span text:style-name="T6">Los coeficientes que minimizan el coste cuadrático medio obtenido se recogen en la siguiente tabla para cada uno de los casos pedidos:</text:span></text:p>
      <text:p text:style-name="Text_20_body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<text:span text:style-name="T2">P=1</text:span></text:p>
          </table:table-cell>
          <table:table-cell table:style-name="Table1.A1" office:value-type="string">
            <text:p text:style-name="P19"><text:span text:style-name="T2">P=2</text:span></text:p>
          </table:table-cell>
          <table:table-cell table:style-name="Table1.A1" office:value-type="string">
            <text:p text:style-name="P19"><text:span text:style-name="T2">P=3</text:span></text:p>
          </table:table-cell>
          <table:table-cell table:style-name="Table1.E1" office:value-type="string">
            <text:p text:style-name="P19"><text:span text:style-name="T2">P=10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0</text:span></text:p>
          </table:table-cell>
          <table:table-cell table:style-name="Table1.A2" office:value-type="string">
            <text:p text:style-name="P8"><text:span text:style-name="T2">0.65312</text:span></text:p>
          </table:table-cell>
          <table:table-cell table:style-name="Table1.A2" office:value-type="string">
            <text:p text:style-name="P8"><text:span text:style-name="T2">0.73811</text:span></text:p>
          </table:table-cell>
          <table:table-cell table:style-name="Table1.A2" office:value-type="string">
            <text:p text:style-name="P5"><text:span text:style-name="T2">0.751229</text:span></text:p>
          </table:table-cell>
          <table:table-cell table:style-name="Table1.E2" office:value-type="string">
            <text:p text:style-name="P8"><text:span text:style-name="T2"><text:s/>7.5295e-01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1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8"><text:span text:style-name="T2">-0.23716</text:span></text:p>
          </table:table-cell>
          <table:table-cell table:style-name="Table1.A2" office:value-type="string">
            <text:p text:style-name="P5"><text:span text:style-name="T2">-0.277080 </text:span></text:p>
          </table:table-cell>
          <table:table-cell table:style-name="Table1.E2" office:value-type="string">
            <text:p text:style-name="P8"><text:span text:style-name="T2">-2.8456e-0</text:span><text:span text:style-name="T5">1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2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8"><text:span text:style-name="T2">0.098288</text:span></text:p>
          </table:table-cell>
          <table:table-cell table:style-name="Table1.E2" office:value-type="string">
            <text:p text:style-name="P8"><text:span text:style-name="T2">1.2406e-01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3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-6.7189e-02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4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2.5995e-02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5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1.8657e-04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6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8.8001e-03</text:span></text:p>
          </table:table-cell>
        </table:table-row>
        <table:table-row>
          <table:table-cell table:style-name="Table1.A9" office:value-type="string">
            <text:p text:style-name="P21"><text:span text:style-name="T2">w</text:span><text:span text:style-name="T3">7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<text:s text:c="2"/>-1.7736e-02</text:span></text:p>
          </table:table-cell>
        </table:table-row>
        <table:table-row>
          <table:table-cell table:style-name="Table1.A2" office:value-type="string">
            <text:p text:style-name="P23"><text:span text:style-name="T2">w</text:span><text:span text:style-name="T3">8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2.0220e-02</text:span></text:p>
          </table:table-cell>
        </table:table-row>
        <table:table-row>
          <table:table-cell table:style-name="Table1.A2" office:value-type="string">
            <text:p text:style-name="P21"><text:span text:style-name="T2">w</text:span><text:span text:style-name="T3">9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8"><text:span text:style-name="T2">-5.1711e-03</text:span></text:p>
          </table:table-cell>
        </table:table-row>
      </table:table>
      <text:h text:style-name="P14" text:outline-level="2"><text:span text:style-name="T1"/></text:h>
      <text:h text:style-name="P14" text:outline-level="2"><text:bookmark-start text:name="__RefHeading__116_65185443"/><text:span text:style-name="T2">Apartado </text:span><text:span text:style-name="T1">2</text:span><text:bookmark-end text:name="__RefHeading__116_65185443"/></text:h>
      <text:p text:style-name="P12"><text:span text:style-name="T1"/></text:p>
      <text:p text:style-name="P11"><text:span text:style-name="T1"><draw:frame draw:style-name="fr1" draw:name="Object1" text:anchor-type="as-char" svg:y="-0.956cm" svg:width="7.364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P14" text:outline-level="2"><text:bookmark-start text:name="__RefHeading__118_65185443"/><text:span text:style-name="T2">Apartado </text:span><text:span text:style-name="T1">3</text:span><text:bookmark-end text:name="__RefHeading__118_65185443"/></text:h>
      <text:p text:style-name="P13"><text:span text:style-name="T7">La estimación de la función de autocorrelación coincide, por definición, con la primera fila (o columna) de la matriz de autocorrelación.</text:span></text:p>
      <text:p text:style-name="P11"><text:span text:style-name="T1"><draw:frame draw:style-name="fr1" draw:name="Object2" text:anchor-type="as-char" svg:y="-0.443cm" svg:width="7.742cm" svg:height="0.59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h text:style-name="P14" text:outline-level="2"><text:bookmark-start text:name="__RefHeading__120_65185443"/><text:span text:style-name="T2">Apartado </text:span><text:span text:style-name="T1">4</text:span><text:bookmark-end text:name="__RefHeading__120_65185443"/></text:h>
      <text:p text:style-name="P11"><text:span text:style-name="T1"><draw:frame draw:style-name="fr1" draw:name="Object3" text:anchor-type="as-char" svg:y="-0.443cm" svg:width="7.749cm" svg:height="0.59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h text:style-name="P14" text:outline-level="2"><text:bookmark-start text:name="__RefHeading__122_65185443"/><text:soft-page-break/><text:span text:style-name="T2">Apartado </text:span><text:span text:style-name="T1">5</text:span><text:bookmark-end text:name="__RefHeading__122_65185443"/></text:h>
      <text:p text:style-name="P7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<text:span text:style-name="T2">P=1</text:span></text:p>
          </table:table-cell>
          <table:table-cell table:style-name="Table2.A1" office:value-type="string">
            <text:p text:style-name="P20"><text:span text:style-name="T2">P=2</text:span></text:p>
          </table:table-cell>
          <table:table-cell table:style-name="Table2.A1" office:value-type="string">
            <text:p text:style-name="P20"><text:span text:style-name="T2">P=3</text:span></text:p>
          </table:table-cell>
          <table:table-cell table:style-name="Table2.E1" office:value-type="string">
            <text:p text:style-name="P20"><text:span text:style-name="T2">P=10</text:span></text:p>
          </table:table-cell>
        </table:table-row>
        <table:table-row>
          <table:table-cell table:style-name="Table2.A2" office:value-type="string">
            <text:p text:style-name="P27"><text:span text:style-name="T8">ecm</text:span></text:p>
          </table:table-cell>
          <table:table-cell table:style-name="Table2.A2" office:value-type="string">
            <text:p text:style-name="P9"><text:span text:style-name="T8">0.32813</text:span></text:p>
          </table:table-cell>
          <table:table-cell table:style-name="Table2.A2" office:value-type="string">
            <text:p text:style-name="P9"><text:span text:style-name="T8">0.25091</text:span></text:p>
          </table:table-cell>
          <table:table-cell table:style-name="Table2.A2" office:value-type="string">
            <text:p text:style-name="P6"><text:span text:style-name="T8">0.23790</text:span></text:p>
          </table:table-cell>
          <table:table-cell table:style-name="Table2.E2" office:value-type="string">
            <text:p text:style-name="P9"><text:span text:style-name="T8">0.23212</text:span></text:p>
          </table:table-cell>
        </table:table-row>
      </table:table>
      <text:h text:style-name="P15" text:outline-level="2"><text:bookmark-start text:name="__RefHeading__124_65185443"/><text:span text:style-name="T2">Apartado </text:span><text:span text:style-name="T1">6</text:span><text:bookmark-end text:name="__RefHeading__124_65185443"/></text:h>
      <text:h text:style-name="P14" text:outline-level="2"><text:bookmark-start text:name="__RefHeading__126_65185443"/><text:span text:style-name="T2">Apartado </text:span><text:span text:style-name="T1">7</text:span><text:bookmark-end text:name="__RefHeading__126_65185443"/></text:h>
      <text:h text:style-name="P14" text:outline-level="2"><text:bookmark-start text:name="__RefHeading__128_65185443"/><text:span text:style-name="T2">Apartado </text:span><text:span text:style-name="T1">8</text:span><text:bookmark-end text:name="__RefHeading__128_65185443"/></text:h>
      <text:p text:style-name="P4"><text:span text:style-name="T1"/></text:p>
      <text:h text:style-name="Heading_20_1" text:outline-level="1"><text:bookmark-start text:name="__RefHeading__107_65185443"/><text:span text:style-name="T1">Igualadores basados en modelos</text:span><text:bookmark-end text:name="__RefHeading__107_65185443"/></text:h>
      <text:p text:style-name="P4"><text:span text:style-name="T1"/></text:p>
      <text:h text:style-name="Heading_20_1" text:outline-level="1"><text:bookmark-start text:name="__RefHeading__109_65185443"/><text:span text:style-name="T1">Modelos autorregresivos</text:span><text:bookmark-end text:name="__RefHeading__109_65185443"/></text:h>
      <text:p text:style-name="P4"><text:span text:style-name="T1"/></text:p>
      <text:h text:style-name="Heading_20_1" text:outline-level="1"><text:bookmark-start text:name="__RefHeading__111_65185443"/><text:span text:style-name="T1">Espectro y modelización paramétrica</text:span><text:bookmark-end text:name="__RefHeading__111_65185443"/></text:h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1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02:07:06</meta:creation-date>
    <dc:date>2013-01-13T03:02:35</dc:date>
    <meta:editing-duration>PT46M29S</meta:editing-duration>
    <meta:editing-cycles>9</meta:editing-cycles>
    <meta:generator>LibreOffice/3.6$Linux_x86 LibreOffice_project/360m1$Build-2</meta:generator>
    <meta:document-statistic meta:table-count="2" meta:image-count="0" meta:object-count="3" meta:page-count="5" meta:paragraph-count="72" meta:word-count="160" meta:character-count="968" meta:non-whitespace-character-count="868"/>
  </office:meta>
</office:document-meta>
</file>

<file path=Object 1/content.xml><?xml version="1.0" encoding="utf-8"?>
<math xmlns="http://www.w3.org/1998/Math/MathML">
  <semantics>
    <mrow>
      <mover accent="true">
        <mrow>
          <msub>
            <mi>R</mi>
            <mi mathvariant="italic">yy</mi>
          </msub>
        </mrow>
        <mo stretchy="false">̂</mo>
      </mover>
      <mrow>
        <mi/>
        <mo stretchy="false">=</mo>
        <mi/>
      </mrow>
      <mfenced open="[" close="]">
        <mrow>
          <mtable>
            <mtr>
              <mtd>
                <mrow>
                  <mn>1.575831</mn>
                </mrow>
              </mtd>
              <mtd>
                <mrow>
                  <mn>0.565323</mn>
                </mrow>
              </mtd>
              <mtd>
                <mrow>
                  <mn>0.022302</mn>
                </mrow>
              </mtd>
            </mtr>
            <mtr>
              <mtd>
                <mrow>
                  <mn>0.565323</mn>
                </mrow>
              </mtd>
              <mtd>
                <mrow>
                  <mn>1.577457</mn>
                </mrow>
              </mtd>
              <mtd>
                <mrow>
                  <mn>0.565279</mn>
                </mrow>
              </mtd>
            </mtr>
            <mtr>
              <mtd>
                <mrow>
                  <mn>0.022302</mn>
                </mrow>
              </mtd>
              <mtd>
                <mrow>
                  <mn>0.565279</mn>
                </mrow>
              </mtd>
              <mtd>
                <mrow>
                  <mn>1.576364</mn>
                </mrow>
              </mtd>
            </mtr>
          </mtable>
        </mrow>
      </mfenced>
    </mrow>
    <annotation encoding="StarMath 5.0">hat {R_yy} ~=~ left [ matrix{	1.575831 #  0.565323 #  0.022302 ##
	   0.565323 #  1.577457 #  0.565279 ##
   		0.022302  # 0.565279 #  1.576364} right ]</annotation>
  </semantics>
</math>
</file>

<file path=Object 2/content.xml><?xml version="1.0" encoding="utf-8"?>
<math xmlns="http://www.w3.org/1998/Math/MathML">
  <semantics>
    <mrow>
      <mover accent="true">
        <mrow>
          <msub>
            <mi>r</mi>
            <mi mathvariant="italic">yy</mi>
          </msub>
          <mrow>
            <mo stretchy="false">[</mo>
            <mrow>
              <mo stretchy="false">τ</mo>
            </mrow>
            <mo stretchy="false">]</mo>
          </mrow>
        </mrow>
        <mo stretchy="false">̂</mo>
      </mover>
      <mrow>
        <mi/>
        <mo stretchy="false">=</mo>
        <mi/>
      </mrow>
      <mfenced open="[" close="]">
        <mrow>
          <mtable>
            <mtr>
              <mtd>
                <mrow>
                  <mn>1.575831</mn>
                </mrow>
              </mtd>
              <mtd>
                <mrow>
                  <mn>0.565323</mn>
                </mrow>
              </mtd>
              <mtd>
                <mrow>
                  <mn>0.022302</mn>
                </mrow>
              </mtd>
            </mtr>
          </mtable>
        </mrow>
      </mfenced>
    </mrow>
    <annotation encoding="StarMath 5.0">hat {r_yy[%tau]} ~=~ left [ matrix{	1.575831 #  0.565323 #  0.022302} right ]</annotation>
  </semantics>
</math>
</file>

<file path=Object 3/content.xml><?xml version="1.0" encoding="utf-8"?>
<math xmlns="http://www.w3.org/1998/Math/MathML">
  <semantics>
    <mrow>
      <mover accent="true">
        <mrow>
          <msub>
            <mi>r</mi>
            <mi mathvariant="italic">yy</mi>
          </msub>
          <mrow>
            <mo stretchy="false">[</mo>
            <mrow>
              <mo stretchy="false">τ</mo>
            </mrow>
            <mo stretchy="false">]</mo>
          </mrow>
        </mrow>
        <mo stretchy="false">̂</mo>
      </mover>
      <mrow>
        <mi/>
        <mo stretchy="false">=</mo>
        <mi/>
      </mrow>
      <mfenced open="[" close="]">
        <mrow>
          <mtable>
            <mtr>
              <mtd>
                <mrow>
                  <mn>1.029363</mn>
                </mrow>
              </mtd>
              <mtd>
                <mrow>
                  <mn>0.043166</mn>
                </mrow>
              </mtd>
              <mtd>
                <mrow>
                  <mn>0.015064</mn>
                </mrow>
              </mtd>
            </mtr>
          </mtable>
        </mrow>
      </mfenced>
    </mrow>
    <annotation encoding="StarMath 5.0">hat {r_yy[%tau]} ~=~ left [ matrix{	1.029363 #  0.043166 # 0.015064} right ]</annotation>
  </semantics>
</math>
</file>